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1.19pt" svg:height="903.43pt" svg:x="320pt" svg:y="36.28pt">
            <draw:object draw:notify-on-update-of-ranges="Sheet1.Z2:Sheet1.Z12 Sheet1.L67:Sheet1.L67 Sheet1.K67:Sheet1.K67 Sheet1.A2:Sheet1.A92 Sheet1.B2:Sheet1.B92 Sheet1.Y2:Sheet1.Y12 Sheet1.Z2:Sheet1.Z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number-columns-repeated="20" table:default-cell-style-name="Default"/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0"/>
          <table:table-cell table:number-columns-repeated="4" table:style-name="ce2" office:value-type="float" office:value="0" calcext:value-type="float">
            <text:p>0</text:p>
          </table:table-cell>
        </table:table-row>
        <table:table-row table:style-name="ro1">
          <table:table-cell table:formula="of:=[.A2] + SIN([.C3]) * [.D3]" office:value-type="float" office:value="0.0017452413916201" calcext:value-type="float">
            <text:p>0.00174524139162</text:p>
          </table:table-cell>
          <table:table-cell table:formula="of:=[.B2]+ COS([.C3]) * [.D3]" office:value-type="float" office:value="0.0999847695025846" calcext:value-type="float">
            <text:p>0.099984769502585</text:p>
          </table:table-cell>
          <table:table-cell table:formula="of:=[.C2] +0.0174533" office:value-type="float" office:value="0.0174533" calcext:value-type="float">
            <text:p>0.0174533</text:p>
          </table:table-cell>
          <table:table-cell office:value-type="float" office:value="0.1" calcext:value-type="float">
            <text:p>0.1</text:p>
          </table:table-cell>
          <table:table-cell table:number-columns-repeated="20"/>
          <table:table-cell table:style-name="ce2" table:formula="of:=[.Y2] + SIN([.AA3]) * [.AB3]" office:value-type="float" office:value="0.151741783003253" calcext:value-type="float">
            <text:p>0.151741783003253</text:p>
          </table:table-cell>
          <table:table-cell table:style-name="ce2" table:formula="of:=[.Z2]+ COS([.AA3]) * [.AB3]" office:value-type="float" office:value="0.958057634639479" calcext:value-type="float">
            <text:p>0.958057634639479</text:p>
          </table:table-cell>
          <table:table-cell table:style-name="ce2" table:formula="of:=[.AA2] + 0.15708" office:value-type="float" office:value="0.15708" calcext:value-type="float">
            <text:p>0.15708</text:p>
          </table:table-cell>
          <table:table-cell table:style-name="ce2" office:value-type="float" office:value="0.97" calcext:value-type="float">
            <text:p>0.97</text:p>
          </table:table-cell>
        </table:table-row>
        <table:table-row table:style-name="ro1">
          <table:table-cell table:formula="of:=[.A3] + SIN([.C4]) * [.D4]" office:value-type="float" office:value="0.0052351925569702" calcext:value-type="float">
            <text:p>0.00523519255697</text:p>
          </table:table-cell>
          <table:table-cell table:formula="of:=[.B3]+ COS([.C4]) * [.D4]" office:value-type="float" office:value="0.199923852152284" calcext:value-type="float">
            <text:p>0.199923852152284</text:p>
          </table:table-cell>
          <table:table-cell table:formula="of:=[.C3] +0.0174533" office:value-type="float" office:value="0.0349066" calcext:value-type="float">
            <text:p>0.0349066</text:p>
          </table:table-cell>
          <table:table-cell table:formula="of:=[.D3]" office:value-type="float" office:value="0.1" calcext:value-type="float">
            <text:p>0.1</text:p>
          </table:table-cell>
          <table:table-cell table:number-columns-repeated="20"/>
          <table:table-cell table:style-name="ce2" table:formula="of:=[.Y3] + SIN([.AA4]) * [.AB4]" office:value-type="float" office:value="0.451488945271448" calcext:value-type="float">
            <text:p>0.451488945271448</text:p>
          </table:table-cell>
          <table:table-cell table:style-name="ce2" table:formula="of:=[.Z3]+ COS([.AA4]) * [.AB4]" office:value-type="float" office:value="1.88058223523947" calcext:value-type="float">
            <text:p>1.88058223523947</text:p>
          </table:table-cell>
          <table:table-cell table:style-name="ce2" table:formula="of:=[.AA3] + 0.15708" office:value-type="float" office:value="0.31416" calcext:value-type="float">
            <text:p>0.31416</text:p>
          </table:table-cell>
          <table:table-cell table:style-name="ce2" table:formula="of:=[.AB3]" office:value-type="float" office:value="0.97" calcext:value-type="float">
            <text:p>0.97</text:p>
          </table:table-cell>
        </table:table-row>
        <table:table-row table:style-name="ro1">
          <table:table-cell table:formula="of:=[.A4] + SIN([.C5]) * [.D5]" office:value-type="float" office:value="0.0104687904222062" calcext:value-type="float">
            <text:p>0.010468790422206</text:p>
          </table:table-cell>
          <table:table-cell table:formula="of:=[.B4]+ COS([.C5]) * [.D5]" office:value-type="float" office:value="0.299786805510299" calcext:value-type="float">
            <text:p>0.299786805510299</text:p>
          </table:table-cell>
          <table:table-cell table:formula="of:=[.C4] +0.0174533" office:value-type="float" office:value="0.0523599" calcext:value-type="float">
            <text:p>0.0523599</text:p>
          </table:table-cell>
          <table:table-cell table:formula="of:=[.D4]" office:value-type="float" office:value="0.1" calcext:value-type="float">
            <text:p>0.1</text:p>
          </table:table-cell>
          <table:table-cell table:number-columns-repeated="20"/>
          <table:table-cell table:style-name="ce2" table:formula="of:=[.Y4] + SIN([.AA5]) * [.AB5]" office:value-type="float" office:value="0.891860682417807" calcext:value-type="float">
            <text:p>0.891860682417807</text:p>
          </table:table-cell>
          <table:table-cell table:style-name="ce2" table:formula="of:=[.Z4]+ COS([.AA5]) * [.AB5]" office:value-type="float" office:value="2.74485807842999" calcext:value-type="float">
            <text:p>2.74485807842999</text:p>
          </table:table-cell>
          <table:table-cell table:style-name="ce2" table:formula="of:=[.AA4] + 0.15708" office:value-type="float" office:value="0.47124" calcext:value-type="float">
            <text:p>0.47124</text:p>
          </table:table-cell>
          <table:table-cell table:style-name="ce2" table:formula="of:=[.AB4]" office:value-type="float" office:value="0.97" calcext:value-type="float">
            <text:p>0.97</text:p>
          </table:table-cell>
        </table:table-row>
        <table:table-row table:style-name="ro1">
          <table:table-cell table:formula="of:=[.A5] + SIN([.C6]) * [.D6]" office:value-type="float" office:value="0.017444440781353" calcext:value-type="float">
            <text:p>0.017444440781353</text:p>
          </table:table-cell>
          <table:table-cell table:formula="of:=[.B5]+ COS([.C6]) * [.D6]" office:value-type="float" office:value="0.399543210327568" calcext:value-type="float">
            <text:p>0.399543210327568</text:p>
          </table:table-cell>
          <table:table-cell table:formula="of:=[.C5] +0.0174533" office:value-type="float" office:value="0.0698132" calcext:value-type="float">
            <text:p>0.0698132</text:p>
          </table:table-cell>
          <table:table-cell table:formula="of:=[.D5]" office:value-type="float" office:value="0.1" calcext:value-type="float">
            <text:p>0.1</text:p>
          </table:table-cell>
          <table:table-cell table:number-columns-repeated="20"/>
          <table:table-cell table:style-name="ce2" table:formula="of:=[.Y5] + SIN([.AA6]) * [.AB6]" office:value-type="float" office:value="1.46201353015481" calcext:value-type="float">
            <text:p>1.46201353015481</text:p>
          </table:table-cell>
          <table:table-cell table:style-name="ce2" table:formula="of:=[.Z5]+ COS([.AA6]) * [.AB6]" office:value-type="float" office:value="3.5296037252592" calcext:value-type="float">
            <text:p>3.5296037252592</text:p>
          </table:table-cell>
          <table:table-cell table:style-name="ce2" table:formula="of:=[.AA5] + 0.15708" office:value-type="float" office:value="0.62832" calcext:value-type="float">
            <text:p>0.62832</text:p>
          </table:table-cell>
          <table:table-cell table:style-name="ce2" table:formula="of:=[.AB5]" office:value-type="float" office:value="0.97" calcext:value-type="float">
            <text:p>0.97</text:p>
          </table:table-cell>
        </table:table-row>
        <table:table-row table:style-name="ro1">
          <table:table-cell table:formula="of:=[.A6] + SIN([.C7]) * [.D7]" office:value-type="float" office:value="0.0261600187819153" calcext:value-type="float">
            <text:p>0.026160018781915</text:p>
          </table:table-cell>
          <table:table-cell table:formula="of:=[.B6]+ COS([.C7]) * [.D7]" office:value-type="float" office:value="0.499162679810778" calcext:value-type="float">
            <text:p>0.499162679810778</text:p>
          </table:table-cell>
          <table:table-cell table:formula="of:=[.C6] +0.0174533" office:value-type="float" office:value="0.0872665" calcext:value-type="float">
            <text:p>0.0872665</text:p>
          </table:table-cell>
          <table:table-cell table:formula="of:=[.D6]" office:value-type="float" office:value="0.1" calcext:value-type="float">
            <text:p>0.1</text:p>
          </table:table-cell>
          <table:table-cell table:number-columns-repeated="20"/>
          <table:table-cell table:style-name="ce2" table:formula="of:=[.Y6] + SIN([.AA7]) * [.AB7]" office:value-type="float" office:value="2.1479083676185" calcext:value-type="float">
            <text:p>2.1479083676185</text:p>
          </table:table-cell>
          <table:table-cell table:style-name="ce2" table:formula="of:=[.Z6]+ COS([.AA7]) * [.AB7]" office:value-type="float" office:value="4.2154960432951" calcext:value-type="float">
            <text:p>4.2154960432951</text:p>
          </table:table-cell>
          <table:table-cell table:style-name="ce2" table:formula="of:=[.AA6] + 0.15708" office:value-type="float" office:value="0.7854" calcext:value-type="float">
            <text:p>0.7854</text:p>
          </table:table-cell>
          <table:table-cell table:style-name="ce2" table:formula="of:=[.AB6]" office:value-type="float" office:value="0.97" calcext:value-type="float">
            <text:p>0.97</text:p>
          </table:table-cell>
        </table:table-row>
        <table:table-row table:style-name="ro1">
          <table:table-cell table:formula="of:=[.A7] + SIN([.C8]) * [.D8]" office:value-type="float" office:value="0.0366128695721287" calcext:value-type="float">
            <text:p>0.036612869572129</text:p>
          </table:table-cell>
          <table:table-cell table:formula="of:=[.B7]+ COS([.C8]) * [.D8]" office:value-type="float" office:value="0.598614868878478" calcext:value-type="float">
            <text:p>0.598614868878478</text:p>
          </table:table-cell>
          <table:table-cell table:formula="of:=[.C7] +0.0174533" office:value-type="float" office:value="0.1047198" calcext:value-type="float">
            <text:p>0.1047198</text:p>
          </table:table-cell>
          <table:table-cell table:formula="of:=[.D7]" office:value-type="float" office:value="0.1" calcext:value-type="float">
            <text:p>0.1</text:p>
          </table:table-cell>
          <table:table-cell table:number-columns-repeated="20"/>
          <table:table-cell table:style-name="ce2" table:formula="of:=[.Y7] + SIN([.AA8]) * [.AB8]" office:value-type="float" office:value="2.93265610873076" calcext:value-type="float">
            <text:p>2.93265610873076</text:p>
          </table:table-cell>
          <table:table-cell table:style-name="ce2" table:formula="of:=[.Z7]+ COS([.AA8]) * [.AB8]" office:value-type="float" office:value="4.78564600849654" calcext:value-type="float">
            <text:p>4.78564600849654</text:p>
          </table:table-cell>
          <table:table-cell table:style-name="ce2" table:formula="of:=[.AA7] + 0.15708" office:value-type="float" office:value="0.94248" calcext:value-type="float">
            <text:p>0.94248</text:p>
          </table:table-cell>
          <table:table-cell table:style-name="ce2" table:formula="of:=[.AB7]" office:value-type="float" office:value="0.97" calcext:value-type="float">
            <text:p>0.97</text:p>
          </table:table-cell>
        </table:table-row>
        <table:table-row table:style-name="ro1">
          <table:table-cell table:formula="of:=[.A8] + SIN([.C9]) * [.D9]" office:value-type="float" office:value="0.0487998091096545" calcext:value-type="float">
            <text:p>0.048799809109655</text:p>
          </table:table-cell>
          <table:table-cell table:formula="of:=[.B8]+ COS([.C9]) * [.D9]" office:value-type="float" office:value="0.697869483404497" calcext:value-type="float">
            <text:p>0.697869483404497</text:p>
          </table:table-cell>
          <table:table-cell table:formula="of:=[.C8] +0.0174533" office:value-type="float" office:value="0.1221731" calcext:value-type="float">
            <text:p>0.1221731</text:p>
          </table:table-cell>
          <table:table-cell table:formula="of:=[.D8]" office:value-type="float" office:value="0.1" calcext:value-type="float">
            <text:p>0.1</text:p>
          </table:table-cell>
          <table:table-cell table:number-columns-repeated="20"/>
          <table:table-cell table:style-name="ce2" table:formula="of:=[.Y8] + SIN([.AA9]) * [.AB9]" office:value-type="float" office:value="3.79693356949117" calcext:value-type="float">
            <text:p>3.79693356949117</text:p>
          </table:table-cell>
          <table:table-cell table:style-name="ce2" table:formula="of:=[.Z8]+ COS([.AA9]) * [.AB9]" office:value-type="float" office:value="5.22601457097749" calcext:value-type="float">
            <text:p>5.22601457097749</text:p>
          </table:table-cell>
          <table:table-cell table:style-name="ce2" table:formula="of:=[.AA8] + 0.15708" office:value-type="float" office:value="1.09956" calcext:value-type="float">
            <text:p>1.09956</text:p>
          </table:table-cell>
          <table:table-cell table:style-name="ce2" table:formula="of:=[.AB8]" office:value-type="float" office:value="0.97" calcext:value-type="float">
            <text:p>0.97</text:p>
          </table:table-cell>
        </table:table-row>
        <table:table-row table:style-name="ro1">
          <table:table-cell table:formula="of:=[.A9] + SIN([.C10]) * [.D10]" office:value-type="float" office:value="0.0627171251314701" calcext:value-type="float">
            <text:p>0.06271712513147</text:p>
          </table:table-cell>
          <table:table-cell table:formula="of:=[.B9]+ COS([.C10]) * [.D10]" office:value-type="float" office:value="0.796896289445836" calcext:value-type="float">
            <text:p>0.796896289445836</text:p>
          </table:table-cell>
          <table:table-cell table:formula="of:=[.C9] +0.0174533" office:value-type="float" office:value="0.1396264" calcext:value-type="float">
            <text:p>0.1396264</text:p>
          </table:table-cell>
          <table:table-cell table:formula="of:=[.D9]" office:value-type="float" office:value="0.1" calcext:value-type="float">
            <text:p>0.1</text:p>
          </table:table-cell>
          <table:table-cell table:number-columns-repeated="20"/>
          <table:table-cell table:style-name="ce2" table:formula="of:=[.Y9] + SIN([.AA10]) * [.AB10]" office:value-type="float" office:value="4.71945927111774" calcext:value-type="float">
            <text:p>4.71945927111774</text:p>
          </table:table-cell>
          <table:table-cell table:style-name="ce2" table:formula="of:=[.Z9]+ COS([.AA10]) * [.AB10]" office:value-type="float" office:value="5.52575834462159" calcext:value-type="float">
            <text:p>5.52575834462159</text:p>
          </table:table-cell>
          <table:table-cell table:style-name="ce2" table:formula="of:=[.AA9] + 0.15708" office:value-type="float" office:value="1.25664" calcext:value-type="float">
            <text:p>1.25664</text:p>
          </table:table-cell>
          <table:table-cell table:style-name="ce2" table:formula="of:=[.AB9]" office:value-type="float" office:value="0.97" calcext:value-type="float">
            <text:p>0.97</text:p>
          </table:table-cell>
        </table:table-row>
        <table:table-row table:style-name="ro1">
          <table:table-cell table:formula="of:=[.A10] + SIN([.C11]) * [.D11]" office:value-type="float" office:value="0.0783605782846614" calcext:value-type="float">
            <text:p>0.078360578284662</text:p>
          </table:table-cell>
          <table:table-cell table:formula="of:=[.B10]+ COS([.C11]) * [.D11]" office:value-type="float" office:value="0.895665122452225" calcext:value-type="float">
            <text:p>0.895665122452225</text:p>
          </table:table-cell>
          <table:table-cell table:formula="of:=[.C10] +0.0174533" office:value-type="float" office:value="0.1570797" calcext:value-type="float">
            <text:p>0.1570797</text:p>
          </table:table-cell>
          <table:table-cell table:formula="of:=[.D10]" office:value-type="float" office:value="0.1" calcext:value-type="float">
            <text:p>0.1</text:p>
          </table:table-cell>
          <table:table-cell table:number-columns-repeated="20"/>
          <table:table-cell table:style-name="ce2" table:formula="of:=[.Y10] + SIN([.AA11]) * [.AB11]" office:value-type="float" office:value="5.67751746312945" calcext:value-type="float">
            <text:p>5.67751746312945</text:p>
          </table:table-cell>
          <table:table-cell table:style-name="ce2" table:formula="of:=[.Z10]+ COS([.AA11]) * [.AB11]" office:value-type="float" office:value="5.67749660848163" calcext:value-type="float">
            <text:p>5.67749660848163</text:p>
          </table:table-cell>
          <table:table-cell table:style-name="ce2" table:formula="of:=[.AA10] + 0.15708" office:value-type="float" office:value="1.41372" calcext:value-type="float">
            <text:p>1.41372</text:p>
          </table:table-cell>
          <table:table-cell table:style-name="ce2" table:formula="of:=[.AB10]" office:value-type="float" office:value="0.97" calcext:value-type="float">
            <text:p>0.97</text:p>
          </table:table-cell>
        </table:table-row>
        <table:table-row table:style-name="ro1">
          <table:table-cell table:formula="of:=[.A11] + SIN([.C12]) * [.D12]" office:value-type="float" office:value="0.0957254034177723" calcext:value-type="float">
            <text:p>0.095725403417772</text:p>
          </table:table-cell>
          <table:table-cell table:formula="of:=[.B11]+ COS([.C12]) * [.D12]" office:value-type="float" office:value="0.994145896454547" calcext:value-type="float">
            <text:p>0.994145896454547</text:p>
          </table:table-cell>
          <table:table-cell table:formula="of:=[.C11] +0.0174533" office:value-type="float" office:value="0.174533" calcext:value-type="float">
            <text:p>0.174533</text:p>
          </table:table-cell>
          <table:table-cell table:formula="of:=[.D1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2] + SIN([.C13]) * [.D13]" office:value-type="float" office:value="0.114806311032316" calcext:value-type="float">
            <text:p>0.114806311032316</text:p>
          </table:table-cell>
          <table:table-cell table:formula="of:=[.B12]+ COS([.C13]) * [.D13]" office:value-type="float" office:value="1.09230861322932" calcext:value-type="float">
            <text:p>1.09230861322932</text:p>
          </table:table-cell>
          <table:table-cell table:formula="of:=[.C12] +0.0174533" office:value-type="float" office:value="0.1919863" calcext:value-type="float">
            <text:p>0.1919863</text:p>
          </table:table-cell>
          <table:table-cell table:formula="of:=[.D1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] + SIN([.C14]) * [.D14]" office:value-type="float" office:value="0.135597488894012" calcext:value-type="float">
            <text:p>0.135597488894012</text:p>
          </table:table-cell>
          <table:table-cell table:formula="of:=[.B13]+ COS([.C14]) * [.D14]" office:value-type="float" office:value="1.19012337143648" calcext:value-type="float">
            <text:p>1.19012337143648</text:p>
          </table:table-cell>
          <table:table-cell table:formula="of:=[.C13] +0.0174533" office:value-type="float" office:value="0.2094396" calcext:value-type="float">
            <text:p>0.2094396</text:p>
          </table:table-cell>
          <table:table-cell table:formula="of:=[.D1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] + SIN([.C15]) * [.D15]" office:value-type="float" office:value="0.158092603803244" calcext:value-type="float">
            <text:p>0.158092603803244</text:p>
          </table:table-cell>
          <table:table-cell table:formula="of:=[.B14]+ COS([.C15]) * [.D15]" office:value-type="float" office:value="1.28756037572756" calcext:value-type="float">
            <text:p>1.28756037572756</text:p>
          </table:table-cell>
          <table:table-cell table:formula="of:=[.C14] +0.0174533" office:value-type="float" office:value="0.2268929" calcext:value-type="float">
            <text:p>0.2268929</text:p>
          </table:table-cell>
          <table:table-cell table:formula="of:=[.D1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] + SIN([.C16]) * [.D16]" office:value-type="float" office:value="0.182284803524225" calcext:value-type="float">
            <text:p>0.182284803524225</text:p>
          </table:table-cell>
          <table:table-cell table:formula="of:=[.B15]+ COS([.C16]) * [.D16]" office:value-type="float" office:value="1.38458994582173" calcext:value-type="float">
            <text:p>1.38458994582173</text:p>
          </table:table-cell>
          <table:table-cell table:formula="of:=[.C15] +0.0174533" office:value-type="float" office:value="0.2443462" calcext:value-type="float">
            <text:p>0.2443462</text:p>
          </table:table-cell>
          <table:table-cell table:formula="of:=[.D1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] + SIN([.C17]) * [.D17]" office:value-type="float" office:value="0.208166718872247" calcext:value-type="float">
            <text:p>0.208166718872247</text:p>
          </table:table-cell>
          <table:table-cell table:formula="of:=[.B16]+ COS([.C17]) * [.D17]" office:value-type="float" office:value="1.48118252554667" calcext:value-type="float">
            <text:p>1.48118252554667</text:p>
          </table:table-cell>
          <table:table-cell table:formula="of:=[.C16] +0.0174533" office:value-type="float" office:value="0.2617995" calcext:value-type="float">
            <text:p>0.2617995</text:p>
          </table:table-cell>
          <table:table-cell table:formula="of:=[.D1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] + SIN([.C18]) * [.D18]" office:value-type="float" office:value="0.235730465958414" calcext:value-type="float">
            <text:p>0.235730465958414</text:p>
          </table:table-cell>
          <table:table-cell table:formula="of:=[.B17]+ COS([.C18]) * [.D18]" office:value-type="float" office:value="1.57730869184164" calcext:value-type="float">
            <text:p>1.57730869184164</text:p>
          </table:table-cell>
          <table:table-cell table:formula="of:=[.C17] +0.0174533" office:value-type="float" office:value="0.2792528" calcext:value-type="float">
            <text:p>0.2792528</text:p>
          </table:table-cell>
          <table:table-cell table:formula="of:=[.D1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] + SIN([.C19]) * [.D19]" office:value-type="float" office:value="0.264967648591151" calcext:value-type="float">
            <text:p>0.264967648591151</text:p>
          </table:table-cell>
          <table:table-cell table:formula="of:=[.B18]+ COS([.C19]) * [.D19]" office:value-type="float" office:value="1.67293916372012" calcext:value-type="float">
            <text:p>1.67293916372012</text:p>
          </table:table-cell>
          <table:table-cell table:formula="of:=[.C18] +0.0174533" office:value-type="float" office:value="0.2967061" calcext:value-type="float">
            <text:p>0.2967061</text:p>
          </table:table-cell>
          <table:table-cell table:formula="of:=[.D1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] + SIN([.C20]) * [.D20]" office:value-type="float" office:value="0.295869360833767" calcext:value-type="float">
            <text:p>0.295869360833767</text:p>
          </table:table-cell>
          <table:table-cell table:formula="of:=[.B19]+ COS([.C20]) * [.D20]" office:value-type="float" office:value="1.768044811189" calcext:value-type="float">
            <text:p>1.768044811189</text:p>
          </table:table-cell>
          <table:table-cell table:formula="of:=[.C19] +0.0174533" office:value-type="float" office:value="0.3141594" calcext:value-type="float">
            <text:p>0.3141594</text:p>
          </table:table-cell>
          <table:table-cell table:formula="of:=[.D1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] + SIN([.C21]) * [.D21]" office:value-type="float" office:value="0.328426189717294" calcext:value-type="float">
            <text:p>0.328426189717294</text:p>
          </table:table-cell>
          <table:table-cell table:formula="of:=[.B20]+ COS([.C21]) * [.D21]" office:value-type="float" office:value="1.86259666412192" calcext:value-type="float">
            <text:p>1.86259666412192</text:p>
          </table:table-cell>
          <table:table-cell table:formula="of:=[.C20] +0.0174533" office:value-type="float" office:value="0.3316127" calcext:value-type="float">
            <text:p>0.3316127</text:p>
          </table:table-cell>
          <table:table-cell table:formula="of:=[.D2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] + SIN([.C22]) * [.D22]" office:value-type="float" office:value="0.362628218107769" calcext:value-type="float">
            <text:p>0.362628218107769</text:p>
          </table:table-cell>
          <table:table-cell table:formula="of:=[.B21]+ COS([.C22]) * [.D22]" office:value-type="float" office:value="1.95656592108385" calcext:value-type="float">
            <text:p>1.95656592108385</text:p>
          </table:table-cell>
          <table:table-cell table:formula="of:=[.C21] +0.0174533" office:value-type="float" office:value="0.349066" calcext:value-type="float">
            <text:p>0.349066</text:p>
          </table:table-cell>
          <table:table-cell table:formula="of:=[.D2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] + SIN([.C23]) * [.D23]" office:value-type="float" office:value="0.398465027727091" calcext:value-type="float">
            <text:p>0.398465027727091</text:p>
          </table:table-cell>
          <table:table-cell table:formula="of:=[.B22]+ COS([.C23]) * [.D23]" office:value-type="float" office:value="2.04992395810428" calcext:value-type="float">
            <text:p>2.04992395810428</text:p>
          </table:table-cell>
          <table:table-cell table:formula="of:=[.C22] +0.0174533" office:value-type="float" office:value="0.3665193" calcext:value-type="float">
            <text:p>0.3665193</text:p>
          </table:table-cell>
          <table:table-cell table:formula="of:=[.D2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] + SIN([.C24]) * [.D24]" office:value-type="float" office:value="0.435925702326535" calcext:value-type="float">
            <text:p>0.435925702326535</text:p>
          </table:table-cell>
          <table:table-cell table:formula="of:=[.B23]+ COS([.C24]) * [.D24]" office:value-type="float" office:value="2.14264233739639" calcext:value-type="float">
            <text:p>2.14264233739639</text:p>
          </table:table-cell>
          <table:table-cell table:formula="of:=[.C23] +0.0174533" office:value-type="float" office:value="0.3839726" calcext:value-type="float">
            <text:p>0.3839726</text:p>
          </table:table-cell>
          <table:table-cell table:formula="of:=[.D2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] + SIN([.C25]) * [.D25]" office:value-type="float" office:value="0.474998831011947" calcext:value-type="float">
            <text:p>0.474998831011947</text:p>
          </table:table-cell>
          <table:table-cell table:formula="of:=[.B24]+ COS([.C25]) * [.D25]" office:value-type="float" office:value="2.23469281601944" calcext:value-type="float">
            <text:p>2.23469281601944</text:p>
          </table:table-cell>
          <table:table-cell table:formula="of:=[.C24] +0.0174533" office:value-type="float" office:value="0.4014259" calcext:value-type="float">
            <text:p>0.4014259</text:p>
          </table:table-cell>
          <table:table-cell table:formula="of:=[.D2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] + SIN([.C26]) * [.D26]" office:value-type="float" office:value="0.515672511719619" calcext:value-type="float">
            <text:p>0.515672511719619</text:p>
          </table:table-cell>
          <table:table-cell table:formula="of:=[.B25]+ COS([.C26]) * [.D26]" office:value-type="float" office:value="2.32604735448191" calcext:value-type="float">
            <text:p>2.32604735448191</text:p>
          </table:table-cell>
          <table:table-cell table:formula="of:=[.C25] +0.0174533" office:value-type="float" office:value="0.4188792" calcext:value-type="float">
            <text:p>0.4188792</text:p>
          </table:table-cell>
          <table:table-cell table:formula="of:=[.D2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] + SIN([.C27]) * [.D27]" office:value-type="float" office:value="0.557934354841772" calcext:value-type="float">
            <text:p>0.557934354841772</text:p>
          </table:table-cell>
          <table:table-cell table:formula="of:=[.B26]+ COS([.C27]) * [.D27]" office:value-type="float" office:value="2.41667812528255" calcext:value-type="float">
            <text:p>2.41667812528255</text:p>
          </table:table-cell>
          <table:table-cell table:formula="of:=[.C26] +0.0174533" office:value-type="float" office:value="0.4363325" calcext:value-type="float">
            <text:p>0.4363325</text:p>
          </table:table-cell>
          <table:table-cell table:formula="of:=[.D2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] + SIN([.C28]) * [.D28]" office:value-type="float" office:value="0.601771487000558" calcext:value-type="float">
            <text:p>0.601771487000558</text:p>
          </table:table-cell>
          <table:table-cell table:formula="of:=[.B27]+ COS([.C28]) * [.D28]" office:value-type="float" office:value="2.50655752138696" calcext:value-type="float">
            <text:p>2.50655752138696</text:p>
          </table:table-cell>
          <table:table-cell table:formula="of:=[.C27] +0.0174533" office:value-type="float" office:value="0.4537858" calcext:value-type="float">
            <text:p>0.4537858</text:p>
          </table:table-cell>
          <table:table-cell table:formula="of:=[.D2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] + SIN([.C29]) * [.D29]" office:value-type="float" office:value="0.647170554969416" calcext:value-type="float">
            <text:p>0.647170554969416</text:p>
          </table:table-cell>
          <table:table-cell table:formula="of:=[.B28]+ COS([.C29]) * [.D29]" office:value-type="float" office:value="2.59565816463693" calcext:value-type="float">
            <text:p>2.59565816463693</text:p>
          </table:table-cell>
          <table:table-cell table:formula="of:=[.C28] +0.0174533" office:value-type="float" office:value="0.4712391" calcext:value-type="float">
            <text:p>0.4712391</text:p>
          </table:table-cell>
          <table:table-cell table:formula="of:=[.D2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] + SIN([.C30]) * [.D30]" office:value-type="float" office:value="0.694117729740599" calcext:value-type="float">
            <text:p>0.694117729740599</text:p>
          </table:table-cell>
          <table:table-cell table:formula="of:=[.B29]+ COS([.C30]) * [.D30]" office:value-type="float" office:value="2.68395291409013" calcext:value-type="float">
            <text:p>2.68395291409013</text:p>
          </table:table-cell>
          <table:table-cell table:formula="of:=[.C29] +0.0174533" office:value-type="float" office:value="0.4886924" calcext:value-type="float">
            <text:p>0.4886924</text:p>
          </table:table-cell>
          <table:table-cell table:formula="of:=[.D2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] + SIN([.C31]) * [.D31]" office:value-type="float" office:value="0.742598710737626" calcext:value-type="float">
            <text:p>0.742598710737626</text:p>
          </table:table-cell>
          <table:table-cell table:formula="of:=[.B30]+ COS([.C31]) * [.D31]" office:value-type="float" office:value="2.7714148742875" calcext:value-type="float">
            <text:p>2.7714148742875</text:p>
          </table:table-cell>
          <table:table-cell table:formula="of:=[.C30] +0.0174533" office:value-type="float" office:value="0.5061457" calcext:value-type="float">
            <text:p>0.5061457</text:p>
          </table:table-cell>
          <table:table-cell table:formula="of:=[.D3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] + SIN([.C32]) * [.D32]" office:value-type="float" office:value="0.792598730171382" calcext:value-type="float">
            <text:p>0.792598730171382</text:p>
          </table:table-cell>
          <table:table-cell table:formula="of:=[.B31]+ COS([.C32]) * [.D32]" office:value-type="float" office:value="2.85801740344586" calcext:value-type="float">
            <text:p>2.85801740344586</text:p>
          </table:table-cell>
          <table:table-cell table:formula="of:=[.C31] +0.0174533" office:value-type="float" office:value="0.523599" calcext:value-type="float">
            <text:p>0.523599</text:p>
          </table:table-cell>
          <table:table-cell table:formula="of:=[.D3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] + SIN([.C33]) * [.D33]" office:value-type="float" office:value="0.844102557538532" calcext:value-type="float">
            <text:p>0.844102557538532</text:p>
          </table:table-cell>
          <table:table-cell table:formula="of:=[.B32]+ COS([.C33]) * [.D33]" office:value-type="float" office:value="2.94373412157327" calcext:value-type="float">
            <text:p>2.94373412157327</text:p>
          </table:table-cell>
          <table:table-cell table:formula="of:=[.C32] +0.0174533" office:value-type="float" office:value="0.5410523" calcext:value-type="float">
            <text:p>0.5410523</text:p>
          </table:table-cell>
          <table:table-cell table:formula="of:=[.D3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] + SIN([.C34]) * [.D34]" office:value-type="float" office:value="0.897094504260884" calcext:value-type="float">
            <text:p>0.897094504260884</text:p>
          </table:table-cell>
          <table:table-cell table:formula="of:=[.B33]+ COS([.C34]) * [.D34]" office:value-type="float" office:value="3.02853891850467" calcext:value-type="float">
            <text:p>3.02853891850467</text:p>
          </table:table-cell>
          <table:table-cell table:formula="of:=[.C33] +0.0174533" office:value-type="float" office:value="0.5585056" calcext:value-type="float">
            <text:p>0.5585056</text:p>
          </table:table-cell>
          <table:table-cell table:formula="of:=[.D3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] + SIN([.C35]) * [.D35]" office:value-type="float" office:value="0.951558428464286" calcext:value-type="float">
            <text:p>0.951558428464286</text:p>
          </table:table-cell>
          <table:table-cell table:formula="of:=[.B34]+ COS([.C35]) * [.D35]" office:value-type="float" office:value="3.11240596185524" calcext:value-type="float">
            <text:p>3.11240596185524</text:p>
          </table:table-cell>
          <table:table-cell table:formula="of:=[.C34] +0.0174533" office:value-type="float" office:value="0.5759589" calcext:value-type="float">
            <text:p>0.5759589</text:p>
          </table:table-cell>
          <table:table-cell table:formula="of:=[.D3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] + SIN([.C36]) * [.D36]" office:value-type="float" office:value="1.0074777398956" calcext:value-type="float">
            <text:p>1.0074777398956</text:p>
          </table:table-cell>
          <table:table-cell table:formula="of:=[.B35]+ COS([.C36]) * [.D36]" office:value-type="float" office:value="3.19530970488924" calcext:value-type="float">
            <text:p>3.19530970488924</text:p>
          </table:table-cell>
          <table:table-cell table:formula="of:=[.C35] +0.0174533" office:value-type="float" office:value="0.5934122" calcext:value-type="float">
            <text:p>0.5934122</text:p>
          </table:table-cell>
          <table:table-cell table:formula="of:=[.D3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] + SIN([.C37]) * [.D37]" office:value-type="float" office:value="1.06483540497627" calcext:value-type="float">
            <text:p>1.06483540497627</text:p>
          </table:table-cell>
          <table:table-cell table:formula="of:=[.B36]+ COS([.C37]) * [.D37]" office:value-type="float" office:value="3.27722489430179" calcext:value-type="float">
            <text:p>3.27722489430179</text:p>
          </table:table-cell>
          <table:table-cell table:formula="of:=[.C36] +0.0174533" office:value-type="float" office:value="0.6108655" calcext:value-type="float">
            <text:p>0.6108655</text:p>
          </table:table-cell>
          <table:table-cell table:formula="of:=[.D3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] + SIN([.C38]) * [.D38]" office:value-type="float" office:value="1.12361395199089" calcext:value-type="float">
            <text:p>1.12361395199089</text:p>
          </table:table-cell>
          <table:table-cell table:formula="of:=[.B37]+ COS([.C38]) * [.D38]" office:value-type="float" office:value="3.35812657791128" calcext:value-type="float">
            <text:p>3.35812657791128</text:p>
          </table:table-cell>
          <table:table-cell table:formula="of:=[.C37] +0.0174533" office:value-type="float" office:value="0.6283188" calcext:value-type="float">
            <text:p>0.6283188</text:p>
          </table:table-cell>
          <table:table-cell table:formula="of:=[.D3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] + SIN([.C39]) * [.D39]" office:value-type="float" office:value="1.1837954764093" calcext:value-type="float">
            <text:p>1.1837954764093</text:p>
          </table:table-cell>
          <table:table-cell table:formula="of:=[.B38]+ COS([.C39]) * [.D39]" office:value-type="float" office:value="3.43799011226005" calcext:value-type="float">
            <text:p>3.43799011226005</text:p>
          </table:table-cell>
          <table:table-cell table:formula="of:=[.C38] +0.0174533" office:value-type="float" office:value="0.6457721" calcext:value-type="float">
            <text:p>0.6457721</text:p>
          </table:table-cell>
          <table:table-cell table:formula="of:=[.D3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] + SIN([.C40]) * [.D40]" office:value-type="float" office:value="1.24536164634045" calcext:value-type="float">
            <text:p>1.24536164634045</text:p>
          </table:table-cell>
          <table:table-cell table:formula="of:=[.B39]+ COS([.C40]) * [.D40]" office:value-type="float" office:value="3.51679117012102" calcext:value-type="float">
            <text:p>3.51679117012102</text:p>
          </table:table-cell>
          <table:table-cell table:formula="of:=[.C39] +0.0174533" office:value-type="float" office:value="0.6632254" calcext:value-type="float">
            <text:p>0.6632254</text:p>
          </table:table-cell>
          <table:table-cell table:formula="of:=[.D3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] + SIN([.C41]) * [.D41]" office:value-type="float" office:value="1.3082937081165" calcext:value-type="float">
            <text:p>1.3082937081165</text:p>
          </table:table-cell>
          <table:table-cell table:formula="of:=[.B40]+ COS([.C41]) * [.D41]" office:value-type="float" office:value="3.59450574790804" calcext:value-type="float">
            <text:p>3.59450574790804</text:p>
          </table:table-cell>
          <table:table-cell table:formula="of:=[.C40] +0.0174533" office:value-type="float" office:value="0.6806787" calcext:value-type="float">
            <text:p>0.6806787</text:p>
          </table:table-cell>
          <table:table-cell table:formula="of:=[.D4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] + SIN([.C42]) * [.D42]" office:value-type="float" office:value="1.37257249200538" calcext:value-type="float">
            <text:p>1.37257249200538</text:p>
          </table:table-cell>
          <table:table-cell table:formula="of:=[.B41]+ COS([.C42]) * [.D42]" office:value-type="float" office:value="3.67111017298759" calcext:value-type="float">
            <text:p>3.67111017298759</text:p>
          </table:table-cell>
          <table:table-cell table:formula="of:=[.C41] +0.0174533" office:value-type="float" office:value="0.698132" calcext:value-type="float">
            <text:p>0.698132</text:p>
          </table:table-cell>
          <table:table-cell table:formula="of:=[.D4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] + SIN([.C43]) * [.D43]" office:value-type="float" office:value="1.43817841805003" calcext:value-type="float">
            <text:p>1.43817841805003</text:p>
          </table:table-cell>
          <table:table-cell table:formula="of:=[.B42]+ COS([.C43]) * [.D43]" office:value-type="float" office:value="3.74658111088969" calcext:value-type="float">
            <text:p>3.74658111088969</text:p>
          </table:table-cell>
          <table:table-cell table:formula="of:=[.C42] +0.0174533" office:value-type="float" office:value="0.7155853" calcext:value-type="float">
            <text:p>0.7155853</text:p>
          </table:table-cell>
          <table:table-cell table:formula="of:=[.D4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] + SIN([.C44]) * [.D44]" office:value-type="float" office:value="1.50509150203273" calcext:value-type="float">
            <text:p>1.50509150203273</text:p>
          </table:table-cell>
          <table:table-cell table:formula="of:=[.B43]+ COS([.C44]) * [.D44]" office:value-type="float" office:value="3.82089557241586" calcext:value-type="float">
            <text:p>3.82089557241586</text:p>
          </table:table-cell>
          <table:table-cell table:formula="of:=[.C43] +0.0174533" office:value-type="float" office:value="0.7330386" calcext:value-type="float">
            <text:p>0.7330386</text:p>
          </table:table-cell>
          <table:table-cell table:formula="of:=[.D4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] + SIN([.C45]) * [.D45]" office:value-type="float" office:value="1.57329136156241" calcext:value-type="float">
            <text:p>1.57329136156241</text:p>
          </table:table-cell>
          <table:table-cell table:formula="of:=[.B44]+ COS([.C45]) * [.D45]" office:value-type="float" office:value="3.89403092064181" calcext:value-type="float">
            <text:p>3.89403092064181</text:p>
          </table:table-cell>
          <table:table-cell table:formula="of:=[.C44] +0.0174533" office:value-type="float" office:value="0.7504919" calcext:value-type="float">
            <text:p>0.7504919</text:p>
          </table:table-cell>
          <table:table-cell table:formula="of:=[.D4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] + SIN([.C46]) * [.D46]" office:value-type="float" office:value="1.6427572222834" calcext:value-type="float">
            <text:p>1.6427572222834</text:p>
          </table:table-cell>
          <table:table-cell table:formula="of:=[.B45]+ COS([.C46]) * [.D46]" office:value-type="float" office:value="3.9659648778129" calcext:value-type="float">
            <text:p>3.9659648778129</text:p>
          </table:table-cell>
          <table:table-cell table:formula="of:=[.C45] +0.0174533" office:value-type="float" office:value="0.7679452" calcext:value-type="float">
            <text:p>0.7679452</text:p>
          </table:table-cell>
          <table:table-cell table:formula="of:=[.D4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] + SIN([.C47]) * [.D47]" office:value-type="float" office:value="1.71346792420345" calcext:value-type="float">
            <text:p>1.71346792420345</text:p>
          </table:table-cell>
          <table:table-cell table:formula="of:=[.B46]+ COS([.C47]) * [.D47]" office:value-type="float" office:value="4.03667553213016" calcext:value-type="float">
            <text:p>4.03667553213016</text:p>
          </table:table-cell>
          <table:table-cell table:formula="of:=[.C46] +0.0174533" office:value-type="float" office:value="0.7853985" calcext:value-type="float">
            <text:p>0.7853985</text:p>
          </table:table-cell>
          <table:table-cell table:formula="of:=[.D4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] + SIN([.C48]) * [.D48]" office:value-type="float" office:value="1.78540192813929" calcext:value-type="float">
            <text:p>1.78540192813929</text:p>
          </table:table-cell>
          <table:table-cell table:formula="of:=[.B47]+ COS([.C48]) * [.D48]" office:value-type="float" office:value="4.10614134442482" calcext:value-type="float">
            <text:p>4.10614134442482</text:p>
          </table:table-cell>
          <table:table-cell table:formula="of:=[.C47] +0.0174533" office:value-type="float" office:value="0.8028518" calcext:value-type="float">
            <text:p>0.8028518</text:p>
          </table:table-cell>
          <table:table-cell table:formula="of:=[.D4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] + SIN([.C49]) * [.D49]" office:value-type="float" office:value="1.85853732227772" calcext:value-type="float">
            <text:p>1.85853732227772</text:p>
          </table:table-cell>
          <table:table-cell table:formula="of:=[.B48]+ COS([.C49]) * [.D49]" office:value-type="float" office:value="4.1743411547194" calcext:value-type="float">
            <text:p>4.1743411547194</text:p>
          </table:table-cell>
          <table:table-cell table:formula="of:=[.C48] +0.0174533" office:value-type="float" office:value="0.8203051" calcext:value-type="float">
            <text:p>0.8203051</text:p>
          </table:table-cell>
          <table:table-cell table:formula="of:=[.D4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] + SIN([.C50]) * [.D50]" office:value-type="float" office:value="1.9328518288501" calcext:value-type="float">
            <text:p>1.9328518288501</text:p>
          </table:table-cell>
          <table:table-cell table:formula="of:=[.B49]+ COS([.C50]) * [.D50]" office:value-type="float" office:value="4.24125418867321" calcext:value-type="float">
            <text:p>4.24125418867321</text:p>
          </table:table-cell>
          <table:table-cell table:formula="of:=[.C49] +0.0174533" office:value-type="float" office:value="0.8377584" calcext:value-type="float">
            <text:p>0.8377584</text:p>
          </table:table-cell>
          <table:table-cell table:formula="of:=[.D4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] + SIN([.C51]) * [.D51]" office:value-type="float" office:value="2.00832281091843" calcext:value-type="float">
            <text:p>2.00832281091843</text:p>
          </table:table-cell>
          <table:table-cell table:formula="of:=[.B50]+ COS([.C51]) * [.D51]" office:value-type="float" office:value="4.30686006391043" calcext:value-type="float">
            <text:p>4.30686006391043</text:p>
          </table:table-cell>
          <table:table-cell table:formula="of:=[.C50] +0.0174533" office:value-type="float" office:value="0.8552117" calcext:value-type="float">
            <text:p>0.8552117</text:p>
          </table:table-cell>
          <table:table-cell table:formula="of:=[.D5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] + SIN([.C52]) * [.D52]" office:value-type="float" office:value="2.08492727927077" calcext:value-type="float">
            <text:p>2.08492727927077</text:p>
          </table:table-cell>
          <table:table-cell table:formula="of:=[.B51]+ COS([.C52]) * [.D52]" office:value-type="float" office:value="4.3711387962288" calcext:value-type="float">
            <text:p>4.3711387962288</text:p>
          </table:table-cell>
          <table:table-cell table:formula="of:=[.C51] +0.0174533" office:value-type="float" office:value="0.872665" calcext:value-type="float">
            <text:p>0.872665</text:p>
          </table:table-cell>
          <table:table-cell table:formula="of:=[.D5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] + SIN([.C53]) * [.D53]" office:value-type="float" office:value="2.16264189942395" calcext:value-type="float">
            <text:p>2.16264189942395</text:p>
          </table:table-cell>
          <table:table-cell table:formula="of:=[.B52]+ COS([.C53]) * [.D53]" office:value-type="float" office:value="4.43407080568699" calcext:value-type="float">
            <text:p>4.43407080568699</text:p>
          </table:table-cell>
          <table:table-cell table:formula="of:=[.C52] +0.0174533" office:value-type="float" office:value="0.8901183" calcext:value-type="float">
            <text:p>0.8901183</text:p>
          </table:table-cell>
          <table:table-cell table:formula="of:=[.D5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] + SIN([.C54]) * [.D54]" office:value-type="float" office:value="2.24144299873157" calcext:value-type="float">
            <text:p>2.24144299873157</text:p>
          </table:table-cell>
          <table:table-cell table:formula="of:=[.B53]+ COS([.C54]) * [.D54]" office:value-type="float" office:value="4.49563692256885" calcext:value-type="float">
            <text:p>4.49563692256885</text:p>
          </table:table-cell>
          <table:table-cell table:formula="of:=[.C53] +0.0174533" office:value-type="float" office:value="0.9075716" calcext:value-type="float">
            <text:p>0.9075716</text:p>
          </table:table-cell>
          <table:table-cell table:formula="of:=[.D5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] + SIN([.C55]) * [.D55]" office:value-type="float" office:value="2.32130657359483" calcext:value-type="float">
            <text:p>2.32130657359483</text:p>
          </table:table-cell>
          <table:table-cell table:formula="of:=[.B54]+ COS([.C55]) * [.D55]" office:value-type="float" office:value="4.55581839322271" calcext:value-type="float">
            <text:p>4.55581839322271</text:p>
          </table:table-cell>
          <table:table-cell table:formula="of:=[.C54] +0.0174533" office:value-type="float" office:value="0.9250249" calcext:value-type="float">
            <text:p>0.9250249</text:p>
          </table:table-cell>
          <table:table-cell table:formula="of:=[.D5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] + SIN([.C56]) * [.D56]" office:value-type="float" office:value="2.40220829677432" calcext:value-type="float">
            <text:p>2.40220829677432</text:p>
          </table:table-cell>
          <table:table-cell table:formula="of:=[.B55]+ COS([.C56]) * [.D56]" office:value-type="float" office:value="4.61459688577389" calcext:value-type="float">
            <text:p>4.61459688577389</text:p>
          </table:table-cell>
          <table:table-cell table:formula="of:=[.C55] +0.0174533" office:value-type="float" office:value="0.9424782" calcext:value-type="float">
            <text:p>0.9424782</text:p>
          </table:table-cell>
          <table:table-cell table:formula="of:=[.D5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] + SIN([.C57]) * [.D57]" office:value-type="float" office:value="2.48412352480032" calcext:value-type="float">
            <text:p>2.48412352480032</text:p>
          </table:table-cell>
          <table:table-cell table:formula="of:=[.B56]+ COS([.C57]) * [.D57]" office:value-type="float" office:value="4.67195449570882" calcext:value-type="float">
            <text:p>4.67195449570882</text:p>
          </table:table-cell>
          <table:table-cell table:formula="of:=[.C56] +0.0174533" office:value-type="float" office:value="0.9599315" calcext:value-type="float">
            <text:p>0.9599315</text:p>
          </table:table-cell>
          <table:table-cell table:formula="of:=[.D5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] + SIN([.C58]) * [.D58]" office:value-type="float" office:value="2.56702730547947" calcext:value-type="float">
            <text:p>2.56702730547947</text:p>
          </table:table-cell>
          <table:table-cell table:formula="of:=[.B57]+ COS([.C58]) * [.D58]" office:value-type="float" office:value="4.7278737513289" calcext:value-type="float">
            <text:p>4.7278737513289</text:p>
          </table:table-cell>
          <table:table-cell table:formula="of:=[.C57] +0.0174533" office:value-type="float" office:value="0.9773848" calcext:value-type="float">
            <text:p>0.9773848</text:p>
          </table:table-cell>
          <table:table-cell table:formula="of:=[.D5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] + SIN([.C59]) * [.D59]" office:value-type="float" office:value="2.65089438549541" calcext:value-type="float">
            <text:p>2.65089438549541</text:p>
          </table:table-cell>
          <table:table-cell table:formula="of:=[.B58]+ COS([.C59]) * [.D59]" office:value-type="float" office:value="4.78233761907257" calcext:value-type="float">
            <text:p>4.78233761907257</text:p>
          </table:table-cell>
          <table:table-cell table:formula="of:=[.C58] +0.0174533" office:value-type="float" office:value="0.9948381" calcext:value-type="float">
            <text:p>0.9948381</text:p>
          </table:table-cell>
          <table:table-cell table:formula="of:=[.D5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] + SIN([.C60]) * [.D60]" office:value-type="float" office:value="2.73569921810124" calcext:value-type="float">
            <text:p>2.73569921810124</text:p>
          </table:table-cell>
          <table:table-cell table:formula="of:=[.B59]+ COS([.C60]) * [.D60]" office:value-type="float" office:value="4.83532950870388" calcext:value-type="float">
            <text:p>4.83532950870388</text:p>
          </table:table-cell>
          <table:table-cell table:formula="of:=[.C59] +0.0174533" office:value-type="float" office:value="1.0122914" calcext:value-type="float">
            <text:p>1.0122914</text:p>
          </table:table-cell>
          <table:table-cell table:formula="of:=[.D5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] + SIN([.C61]) * [.D61]" office:value-type="float" office:value="2.82141597090127" calcext:value-type="float">
            <text:p>2.82141597090127</text:p>
          </table:table-cell>
          <table:table-cell table:formula="of:=[.B60]+ COS([.C61]) * [.D61]" office:value-type="float" office:value="4.88683327836609" calcext:value-type="float">
            <text:p>4.88683327836609</text:p>
          </table:table-cell>
          <table:table-cell table:formula="of:=[.C60] +0.0174533" office:value-type="float" office:value="1.0297447" calcext:value-type="float">
            <text:p>1.0297447</text:p>
          </table:table-cell>
          <table:table-cell table:formula="of:=[.D6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] + SIN([.C62]) * [.D62]" office:value-type="float" office:value="2.90801853371988" calcext:value-type="float">
            <text:p>2.90801853371988</text:p>
          </table:table-cell>
          <table:table-cell table:formula="of:=[.B61]+ COS([.C62]) * [.D62]" office:value-type="float" office:value="4.93683323949857" calcext:value-type="float">
            <text:p>4.93683323949857</text:p>
          </table:table-cell>
          <table:table-cell table:formula="of:=[.C61] +0.0174533" office:value-type="float" office:value="1.047198" calcext:value-type="float">
            <text:p>1.047198</text:p>
          </table:table-cell>
          <table:table-cell table:formula="of:=[.D6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] + SIN([.C63]) * [.D63]" office:value-type="float" office:value="2.99548052655487" calcext:value-type="float">
            <text:p>2.99548052655487</text:p>
          </table:table-cell>
          <table:table-cell table:formula="of:=[.B62]+ COS([.C63]) * [.D63]" office:value-type="float" office:value="4.98531416161575" calcext:value-type="float">
            <text:p>4.98531416161575</text:p>
          </table:table-cell>
          <table:table-cell table:formula="of:=[.C62] +0.0174533" office:value-type="float" office:value="1.0646513" calcext:value-type="float">
            <text:p>1.0646513</text:p>
          </table:table-cell>
          <table:table-cell table:formula="of:=[.D6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] + SIN([.C64]) * [.D64]" office:value-type="float" office:value="3.08377530761313" calcext:value-type="float">
            <text:p>3.08377530761313</text:p>
          </table:table-cell>
          <table:table-cell table:formula="of:=[.B63]+ COS([.C64]) * [.D64]" office:value-type="float" office:value="5.03226127694644" calcext:value-type="float">
            <text:p>5.03226127694644</text:p>
          </table:table-cell>
          <table:table-cell table:formula="of:=[.C63] +0.0174533" office:value-type="float" office:value="1.0821046" calcext:value-type="float">
            <text:p>1.0821046</text:p>
          </table:table-cell>
          <table:table-cell table:formula="of:=[.D6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] + SIN([.C65]) * [.D65]" office:value-type="float" office:value="3.17287598142597" calcext:value-type="float">
            <text:p>3.17287598142597</text:p>
          </table:table-cell>
          <table:table-cell table:formula="of:=[.B64]+ COS([.C65]) * [.D65]" office:value-type="float" office:value="5.07766028493229" calcext:value-type="float">
            <text:p>5.07766028493229</text:p>
          </table:table-cell>
          <table:table-cell table:formula="of:=[.C64] +0.0174533" office:value-type="float" office:value="1.0995579" calcext:value-type="float">
            <text:p>1.0995579</text:p>
          </table:table-cell>
          <table:table-cell table:formula="of:=[.D6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] + SIN([.C66]) * [.D66]" office:value-type="float" office:value="3.26275540704174" calcext:value-type="float">
            <text:p>3.26275540704174</text:p>
          </table:table-cell>
          <table:table-cell table:formula="of:=[.B65]+ COS([.C66]) * [.D66]" office:value-type="float" office:value="5.12149735658379" calcext:value-type="float">
            <text:p>5.12149735658379</text:p>
          </table:table-cell>
          <table:table-cell table:formula="of:=[.C65] +0.0174533" office:value-type="float" office:value="1.1170112" calcext:value-type="float">
            <text:p>1.1170112</text:p>
          </table:table-cell>
          <table:table-cell table:formula="of:=[.D6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] + SIN([.C67]) * [.D67]" office:value-type="float" office:value="3.35338620629325" calcext:value-type="float">
            <text:p>3.35338620629325</text:p>
          </table:table-cell>
          <table:table-cell table:formula="of:=[.B66]+ COS([.C67]) * [.D67]" office:value-type="float" office:value="5.16375913869284" calcext:value-type="float">
            <text:p>5.16375913869284</text:p>
          </table:table-cell>
          <table:table-cell table:formula="of:=[.C66] +0.0174533" office:value-type="float" office:value="1.1344645" calcext:value-type="float">
            <text:p>1.1344645</text:p>
          </table:table-cell>
          <table:table-cell table:formula="of:=[.D66]" office:value-type="float" office:value="0.1" calcext:value-type="float">
            <text:p>0.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formula="of:=[.A67] + SIN([.C68]) * [.D68]" office:value-type="float" office:value="3.44474077213742" calcext:value-type="float">
            <text:p>3.44474077213742</text:p>
          </table:table-cell>
          <table:table-cell table:formula="of:=[.B67]+ COS([.C68]) * [.D68]" office:value-type="float" office:value="5.20443275790016" calcext:value-type="float">
            <text:p>5.20443275790016</text:p>
          </table:table-cell>
          <table:table-cell table:formula="of:=[.C67] +0.0174533" office:value-type="float" office:value="1.1519178" calcext:value-type="float">
            <text:p>1.1519178</text:p>
          </table:table-cell>
          <table:table-cell table:formula="of:=[.D6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] + SIN([.C69]) * [.D69]" office:value-type="float" office:value="3.53679127706469" calcext:value-type="float">
            <text:p>3.53679127706469</text:p>
          </table:table-cell>
          <table:table-cell table:formula="of:=[.B68]+ COS([.C69]) * [.D69]" office:value-type="float" office:value="5.24350582461671" calcext:value-type="float">
            <text:p>5.24350582461671</text:p>
          </table:table-cell>
          <table:table-cell table:formula="of:=[.C68] +0.0174533" office:value-type="float" office:value="1.1693711" calcext:value-type="float">
            <text:p>1.1693711</text:p>
          </table:table-cell>
          <table:table-cell table:formula="of:=[.D6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] + SIN([.C70]) * [.D70]" office:value-type="float" office:value="3.62950968157549" calcext:value-type="float">
            <text:p>3.62950968157549</text:p>
          </table:table-cell>
          <table:table-cell table:formula="of:=[.B69]+ COS([.C70]) * [.D70]" office:value-type="float" office:value="5.28096643679766" calcext:value-type="float">
            <text:p>5.28096643679766</text:p>
          </table:table-cell>
          <table:table-cell table:formula="of:=[.C69] +0.0174533" office:value-type="float" office:value="1.1868244" calcext:value-type="float">
            <text:p>1.1868244</text:p>
          </table:table-cell>
          <table:table-cell table:formula="of:=[.D6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] + SIN([.C71]) * [.D71]" office:value-type="float" office:value="3.72286774272142" calcext:value-type="float">
            <text:p>3.72286774272142</text:p>
          </table:table-cell>
          <table:table-cell table:formula="of:=[.B70]+ COS([.C71]) * [.D71]" office:value-type="float" office:value="5.31680318356787" calcext:value-type="float">
            <text:p>5.31680318356787</text:p>
          </table:table-cell>
          <table:table-cell table:formula="of:=[.C70] +0.0174533" office:value-type="float" office:value="1.2042777" calcext:value-type="float">
            <text:p>1.2042777</text:p>
          </table:table-cell>
          <table:table-cell table:formula="of:=[.D7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] + SIN([.C72]) * [.D72]" office:value-type="float" office:value="3.81683702270831" calcext:value-type="float">
            <text:p>3.81683702270831</text:p>
          </table:table-cell>
          <table:table-cell table:formula="of:=[.B71]+ COS([.C72]) * [.D72]" office:value-type="float" office:value="5.35100514869775" calcext:value-type="float">
            <text:p>5.35100514869775</text:p>
          </table:table-cell>
          <table:table-cell table:formula="of:=[.C71] +0.0174533" office:value-type="float" office:value="1.221731" calcext:value-type="float">
            <text:p>1.221731</text:p>
          </table:table-cell>
          <table:table-cell table:formula="of:=[.D7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2] + SIN([.C73]) * [.D73]" office:value-type="float" office:value="3.91138889755863" calcext:value-type="float">
            <text:p>3.91138889755863</text:p>
          </table:table-cell>
          <table:table-cell table:formula="of:=[.B72]+ COS([.C73]) * [.D73]" office:value-type="float" office:value="5.38356191392848" calcext:value-type="float">
            <text:p>5.38356191392848</text:p>
          </table:table-cell>
          <table:table-cell table:formula="of:=[.C72] +0.0174533" office:value-type="float" office:value="1.2391843" calcext:value-type="float">
            <text:p>1.2391843</text:p>
          </table:table-cell>
          <table:table-cell table:formula="of:=[.D7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3] + SIN([.C74]) * [.D74]" office:value-type="float" office:value="4.00649456583068" calcext:value-type="float">
            <text:p>4.00649456583068</text:p>
          </table:table-cell>
          <table:table-cell table:formula="of:=[.B73]+ COS([.C74]) * [.D74]" office:value-type="float" office:value="5.41446356214549" calcext:value-type="float">
            <text:p>5.41446356214549</text:p>
          </table:table-cell>
          <table:table-cell table:formula="of:=[.C73] +0.0174533" office:value-type="float" office:value="1.2566376" calcext:value-type="float">
            <text:p>1.2566376</text:p>
          </table:table-cell>
          <table:table-cell table:formula="of:=[.D7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4] + SIN([.C75]) * [.D75]" office:value-type="float" office:value="4.10212505739175" calcext:value-type="float">
            <text:p>4.10212505739175</text:p>
          </table:table-cell>
          <table:table-cell table:formula="of:=[.B74]+ COS([.C75]) * [.D75]" office:value-type="float" office:value="5.44370068039929" calcext:value-type="float">
            <text:p>5.44370068039929</text:p>
          </table:table-cell>
          <table:table-cell table:formula="of:=[.C74] +0.0174533" office:value-type="float" office:value="1.2740909" calcext:value-type="float">
            <text:p>1.2740909</text:p>
          </table:table-cell>
          <table:table-cell table:formula="of:=[.D7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5] + SIN([.C76]) * [.D76]" office:value-type="float" office:value="4.19825124224277" calcext:value-type="float">
            <text:p>4.19825124224277</text:p>
          </table:table-cell>
          <table:table-cell table:formula="of:=[.B75]+ COS([.C76]) * [.D76]" office:value-type="float" office:value="5.47126436277283" calcext:value-type="float">
            <text:p>5.47126436277283</text:p>
          </table:table-cell>
          <table:table-cell table:formula="of:=[.C75] +0.0174533" office:value-type="float" office:value="1.2915442" calcext:value-type="float">
            <text:p>1.2915442</text:p>
          </table:table-cell>
          <table:table-cell table:formula="of:=[.D7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6] + SIN([.C77]) * [.D77]" office:value-type="float" office:value="4.29484383939152" calcext:value-type="float">
            <text:p>4.29484383939152</text:p>
          </table:table-cell>
          <table:table-cell table:formula="of:=[.B76]+ COS([.C77]) * [.D77]" office:value-type="float" office:value="5.49714621309423" calcext:value-type="float">
            <text:p>5.49714621309423</text:p>
          </table:table-cell>
          <table:table-cell table:formula="of:=[.C76] +0.0174533" office:value-type="float" office:value="1.3089975" calcext:value-type="float">
            <text:p>1.3089975</text:p>
          </table:table-cell>
          <table:table-cell table:formula="of:=[.D7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7] + SIN([.C78]) * [.D78]" office:value-type="float" office:value="4.39187342577198" calcext:value-type="float">
            <text:p>4.39187342577198</text:p>
          </table:table-cell>
          <table:table-cell table:formula="of:=[.B77]+ COS([.C78]) * [.D78]" office:value-type="float" office:value="5.5213383474944" calcext:value-type="float">
            <text:p>5.5213383474944</text:p>
          </table:table-cell>
          <table:table-cell table:formula="of:=[.C77] +0.0174533" office:value-type="float" office:value="1.3264508" calcext:value-type="float">
            <text:p>1.3264508</text:p>
          </table:table-cell>
          <table:table-cell table:formula="of:=[.D7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8] + SIN([.C79]) * [.D79]" office:value-type="float" office:value="4.48931044520687" calcext:value-type="float">
            <text:p>4.48931044520687</text:p>
          </table:table-cell>
          <table:table-cell table:formula="of:=[.B78]+ COS([.C79]) * [.D79]" office:value-type="float" office:value="5.54383339680854" calcext:value-type="float">
            <text:p>5.54383339680854</text:p>
          </table:table-cell>
          <table:table-cell table:formula="of:=[.C78] +0.0174533" office:value-type="float" office:value="1.3439041" calcext:value-type="float">
            <text:p>1.3439041</text:p>
          </table:table-cell>
          <table:table-cell table:formula="of:=[.D7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9] + SIN([.C80]) * [.D80]" office:value-type="float" office:value="4.58712521741072" calcext:value-type="float">
            <text:p>4.58712521741072</text:p>
          </table:table-cell>
          <table:table-cell table:formula="of:=[.B79]+ COS([.C80]) * [.D80]" office:value-type="float" office:value="5.56462450882084" calcext:value-type="float">
            <text:p>5.56462450882084</text:p>
          </table:table-cell>
          <table:table-cell table:formula="of:=[.C79] +0.0174533" office:value-type="float" office:value="1.3613574" calcext:value-type="float">
            <text:p>1.3613574</text:p>
          </table:table-cell>
          <table:table-cell table:formula="of:=[.D7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0] + SIN([.C81]) * [.D81]" office:value-type="float" office:value="4.68528794703084" calcext:value-type="float">
            <text:p>4.68528794703084</text:p>
          </table:table-cell>
          <table:table-cell table:formula="of:=[.B80]+ COS([.C81]) * [.D81]" office:value-type="float" office:value="5.58370535035174" calcext:value-type="float">
            <text:p>5.58370535035174</text:p>
          </table:table-cell>
          <table:table-cell table:formula="of:=[.C80] +0.0174533" office:value-type="float" office:value="1.3788107" calcext:value-type="float">
            <text:p>1.3788107</text:p>
          </table:table-cell>
          <table:table-cell table:formula="of:=[.D8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1] + SIN([.C82]) * [.D82]" office:value-type="float" office:value="4.78376873272323" calcext:value-type="float">
            <text:p>4.78376873272323</text:p>
          </table:table-cell>
          <table:table-cell table:formula="of:=[.B81]+ COS([.C82]) * [.D82]" office:value-type="float" office:value="5.60107010918708" calcext:value-type="float">
            <text:p>5.60107010918708</text:p>
          </table:table-cell>
          <table:table-cell table:formula="of:=[.C81] +0.0174533" office:value-type="float" office:value="1.396264" calcext:value-type="float">
            <text:p>1.396264</text:p>
          </table:table-cell>
          <table:table-cell table:formula="of:=[.D8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2] + SIN([.C83]) * [.D83]" office:value-type="float" office:value="4.88253757626085" calcext:value-type="float">
            <text:p>4.88253757626085</text:p>
          </table:table-cell>
          <table:table-cell table:formula="of:=[.B82]+ COS([.C83]) * [.D83]" office:value-type="float" office:value="5.61671349584859" calcext:value-type="float">
            <text:p>5.61671349584859</text:p>
          </table:table-cell>
          <table:table-cell table:formula="of:=[.C82] +0.0174533" office:value-type="float" office:value="1.4137173" calcext:value-type="float">
            <text:p>1.4137173</text:p>
          </table:table-cell>
          <table:table-cell table:formula="of:=[.D8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3] + SIN([.C84]) * [.D84]" office:value-type="float" office:value="4.98156439167138" calcext:value-type="float">
            <text:p>4.98156439167138</text:p>
          </table:table-cell>
          <table:table-cell table:formula="of:=[.B83]+ COS([.C84]) * [.D84]" office:value-type="float" office:value="5.63063074520505" calcext:value-type="float">
            <text:p>5.63063074520505</text:p>
          </table:table-cell>
          <table:table-cell table:formula="of:=[.C83] +0.0174533" office:value-type="float" office:value="1.4311706" calcext:value-type="float">
            <text:p>1.4311706</text:p>
          </table:table-cell>
          <table:table-cell table:formula="of:=[.D8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4] + SIN([.C85]) * [.D85]" office:value-type="float" office:value="5.08081901440168" calcext:value-type="float">
            <text:p>5.08081901440168</text:p>
          </table:table-cell>
          <table:table-cell table:formula="of:=[.B84]+ COS([.C85]) * [.D85]" office:value-type="float" office:value="5.64281761792386" calcext:value-type="float">
            <text:p>5.64281761792386</text:p>
          </table:table-cell>
          <table:table-cell table:formula="of:=[.C84] +0.0174533" office:value-type="float" office:value="1.4486239" calcext:value-type="float">
            <text:p>1.4486239</text:p>
          </table:table-cell>
          <table:table-cell table:formula="of:=[.D8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5] + SIN([.C86]) * [.D86]" office:value-type="float" office:value="5.18027121050627" calcext:value-type="float">
            <text:p>5.18027121050627</text:p>
          </table:table-cell>
          <table:table-cell table:formula="of:=[.B85]+ COS([.C86]) * [.D86]" office:value-type="float" office:value="5.65327040176235" calcext:value-type="float">
            <text:p>5.65327040176235</text:p>
          </table:table-cell>
          <table:table-cell table:formula="of:=[.C85] +0.0174533" office:value-type="float" office:value="1.4660772" calcext:value-type="float">
            <text:p>1.4660772</text:p>
          </table:table-cell>
          <table:table-cell table:formula="of:=[.D8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6] + SIN([.C87]) * [.D87]" office:value-type="float" office:value="5.27989068585683" calcext:value-type="float">
            <text:p>5.27989068585683</text:p>
          </table:table-cell>
          <table:table-cell table:formula="of:=[.B86]+ COS([.C87]) * [.D87]" office:value-type="float" office:value="5.66198591269858" calcext:value-type="float">
            <text:p>5.66198591269858</text:p>
          </table:table-cell>
          <table:table-cell table:formula="of:=[.C86] +0.0174533" office:value-type="float" office:value="1.4835305" calcext:value-type="float">
            <text:p>1.4835305</text:p>
          </table:table-cell>
          <table:table-cell table:formula="of:=[.D8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7] + SIN([.C88]) * [.D88]" office:value-type="float" office:value="5.37964709537012" calcext:value-type="float">
            <text:p>5.37964709537012</text:p>
          </table:table-cell>
          <table:table-cell table:formula="of:=[.B87]+ COS([.C88]) * [.D88]" office:value-type="float" office:value="5.6689614959012" calcext:value-type="float">
            <text:p>5.6689614959012</text:p>
          </table:table-cell>
          <table:table-cell table:formula="of:=[.C87] +0.0174533" office:value-type="float" office:value="1.5009838" calcext:value-type="float">
            <text:p>1.5009838</text:p>
          </table:table-cell>
          <table:table-cell table:formula="of:=[.D8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8] + SIN([.C89]) * [.D89]" office:value-type="float" office:value="5.4795100522514" calcext:value-type="float">
            <text:p>5.4795100522514</text:p>
          </table:table-cell>
          <table:table-cell table:formula="of:=[.B88]+ COS([.C89]) * [.D89]" office:value-type="float" office:value="5.67419502653819" calcext:value-type="float">
            <text:p>5.67419502653819</text:p>
          </table:table-cell>
          <table:table-cell table:formula="of:=[.C88] +0.0174533" office:value-type="float" office:value="1.5184371" calcext:value-type="float">
            <text:p>1.5184371</text:p>
          </table:table-cell>
          <table:table-cell table:formula="of:=[.D8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9] + SIN([.C90]) * [.D90]" office:value-type="float" office:value="5.57944913725053" calcext:value-type="float">
            <text:p>5.57944913725053</text:p>
          </table:table-cell>
          <table:table-cell table:formula="of:=[.B89]+ COS([.C90]) * [.D90]" office:value-type="float" office:value="5.67768491042403" calcext:value-type="float">
            <text:p>5.67768491042403</text:p>
          </table:table-cell>
          <table:table-cell table:formula="of:=[.C89] +0.0174533" office:value-type="float" office:value="1.5358904" calcext:value-type="float">
            <text:p>1.5358904</text:p>
          </table:table-cell>
          <table:table-cell table:formula="of:=[.D8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0] + SIN([.C91]) * [.D91]" office:value-type="float" office:value="5.67943390792799" calcext:value-type="float">
            <text:p>5.67943390792799</text:p>
          </table:table-cell>
          <table:table-cell table:formula="of:=[.B90]+ COS([.C91]) * [.D91]" office:value-type="float" office:value="5.6794300845054" calcext:value-type="float">
            <text:p>5.6794300845054</text:p>
          </table:table-cell>
          <table:table-cell table:formula="of:=[.C90] +0.0174533" office:value-type="float" office:value="1.5533437" calcext:value-type="float">
            <text:p>1.5533437</text:p>
          </table:table-cell>
          <table:table-cell table:formula="of:=[.D9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1] + SIN([.C92]) * [.D92]" office:value-type="float" office:value="5.77943390792797" calcext:value-type="float">
            <text:p>5.77943390792797</text:p>
          </table:table-cell>
          <table:table-cell table:formula="of:=[.B91]+ COS([.C92]) * [.D92]" office:value-type="float" office:value="5.67943001718489" calcext:value-type="float">
            <text:p>5.67943001718489</text:p>
          </table:table-cell>
          <table:table-cell table:formula="of:=[.C91] +0.0174533" office:value-type="float" office:value="1.570797" calcext:value-type="float">
            <text:p>1.570797</text:p>
          </table:table-cell>
          <table:table-cell table:formula="of:=[.D91]" office:value-type="float" office:value="0.1" calcext:value-type="float">
            <text:p>0.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16:49:13.982182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4:54:34.492091910</meta:creation-date>
    <dc:date>2021-03-07T17:00:46.317197510</dc:date>
    <meta:editing-duration>PT11M21S</meta:editing-duration>
    <meta:editing-cycles>4</meta:editing-cycles>
    <meta:generator>LibreOffice/6.0.7.3$Linux_X86_64 LibreOffice_project/00m0$Build-3</meta:generator>
    <meta:document-statistic meta:table-count="1" meta:cell-count="4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143cm" svg:height="31.872cm" xlink:href=".." xlink:type="simple" chart:class="chart:scatter" chart:style-name="ch1">
        <chart:legend chart:legend-position="start" svg:x="0.21cm" svg:y="15.151cm" style:legend-expansion="high" chart:style-name="ch2"/>
        <chart:plot-area chart:style-name="ch3" table:cell-range-address="Sheet1.Z2:Sheet1.Z12 Sheet1.K67:Sheet1.L67 Sheet1.B2:Sheet1.B92" chart:data-source-has-labels="both" svg:x="3.693cm" svg:y="0.636cm" svg:width="31.05cm" svg:height="31.313cm">
          <chartooo:coordinate-region svg:x="4.156cm" svg:y="0.831cm" svg:width="30.479cm" svg:height="30.479cm"/>
          <chart:axis chart:dimension="x" chart:name="primary-x" chart:style-name="ch4" chartooo:axis-type="auto">
            <chart:categories table:cell-range-address="Sheet1.Z2:Sheet1.Z12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L67:Sheet1.L67" loext:label-string="point" chart:class="chart:scatter">
            <chart:domain table:cell-range-address="Sheet1.K67:Sheet1.K67"/>
            <chart:data-point/>
          </chart:series>
          <chart:series chart:style-name="ch9" chart:values-cell-range-address="Sheet1.B2:Sheet1.B92" loext:label-string="car_state" chart:class="chart:scatter">
            <chart:domain table:cell-range-address="Sheet1.A2:Sheet1.A92"/>
            <chart:data-point chart:repeated="91"/>
          </chart:series>
          <chart:series chart:style-name="ch10" chart:values-cell-range-address="Sheet1.Z2:Sheet1.Z12" loext:label-string="path" chart:class="chart:scatter">
            <chart:domain table:cell-range-address="Sheet1.Y2:Sheet1.Y1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oint</text:p>
              </table:table-cell>
              <table:table-cell office:value-type="string">
                <text:p>Column A</text:p>
              </table:table-cell>
              <table:table-cell office:value-type="string">
                <text:p>car_state</text:p>
              </table:table-cell>
              <table:table-cell office:value-type="string">
                <text:p>Column Y</text:p>
              </table:table-cell>
              <table:table-cell office:value-type="string">
                <text:p>pat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Z2:Sheet1.Z12</svg:desc>
                </draw:g>
              </table:table-cell>
              <table:table-cell office:value-type="float" office:value="3">
                <text:p>3</text:p>
                <draw:g>
                  <svg:desc>Sheet1.K67:Sheet1.K67</svg:desc>
                </draw:g>
              </table:table-cell>
              <table:table-cell office:value-type="float" office:value="4">
                <text:p>4</text:p>
                <draw:g>
                  <svg:desc>Sheet1.L67:Sheet1.L67</svg:desc>
                </draw:g>
              </table:table-cell>
              <table:table-cell office:value-type="float" office:value="0">
                <text:p>0</text:p>
                <draw:g>
                  <svg:desc>Sheet1.A2:Sheet1.A92</svg:desc>
                </draw:g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Y2:Sheet1.Y12</svg:desc>
                </draw:g>
              </table:table-cell>
              <table:table-cell office:value-type="float" office:value="0">
                <text:p>0</text:p>
                <draw:g>
                  <svg:desc>Sheet1.Z2:Sheet1.Z12</svg:desc>
                </draw:g>
              </table:table-cell>
            </table:table-row>
            <table:table-row>
              <table:table-cell office:value-type="float" office:value="0.958057634639479">
                <text:p>0.958057634639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452413916201">
                <text:p>0.0017452413916201</text:p>
              </table:table-cell>
              <table:table-cell office:value-type="float" office:value="0.0999847695025846">
                <text:p>0.0999847695025846</text:p>
              </table:table-cell>
              <table:table-cell office:value-type="float" office:value="0.151741783003253">
                <text:p>0.151741783003253</text:p>
              </table:table-cell>
              <table:table-cell office:value-type="float" office:value="0.958057634639479">
                <text:p>0.958057634639479</text:p>
              </table:table-cell>
            </table:table-row>
            <table:table-row>
              <table:table-cell office:value-type="float" office:value="1.88058223523947">
                <text:p>1.8805822352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351925569702">
                <text:p>0.0052351925569702</text:p>
              </table:table-cell>
              <table:table-cell office:value-type="float" office:value="0.199923852152284">
                <text:p>0.199923852152284</text:p>
              </table:table-cell>
              <table:table-cell office:value-type="float" office:value="0.451488945271448">
                <text:p>0.451488945271448</text:p>
              </table:table-cell>
              <table:table-cell office:value-type="float" office:value="1.88058223523947">
                <text:p>1.88058223523947</text:p>
              </table:table-cell>
            </table:table-row>
            <table:table-row>
              <table:table-cell office:value-type="float" office:value="2.74485807842999">
                <text:p>2.7448580784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4687904222062">
                <text:p>0.0104687904222062</text:p>
              </table:table-cell>
              <table:table-cell office:value-type="float" office:value="0.299786805510299">
                <text:p>0.299786805510299</text:p>
              </table:table-cell>
              <table:table-cell office:value-type="float" office:value="0.891860682417807">
                <text:p>0.891860682417807</text:p>
              </table:table-cell>
              <table:table-cell office:value-type="float" office:value="2.74485807842999">
                <text:p>2.74485807842999</text:p>
              </table:table-cell>
            </table:table-row>
            <table:table-row>
              <table:table-cell office:value-type="float" office:value="3.5296037252592">
                <text:p>3.529603725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44440781353">
                <text:p>0.017444440781353</text:p>
              </table:table-cell>
              <table:table-cell office:value-type="float" office:value="0.399543210327568">
                <text:p>0.399543210327568</text:p>
              </table:table-cell>
              <table:table-cell office:value-type="float" office:value="1.46201353015481">
                <text:p>1.46201353015481</text:p>
              </table:table-cell>
              <table:table-cell office:value-type="float" office:value="3.5296037252592">
                <text:p>3.5296037252592</text:p>
              </table:table-cell>
            </table:table-row>
            <table:table-row>
              <table:table-cell office:value-type="float" office:value="4.2154960432951">
                <text:p>4.215496043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1600187819153">
                <text:p>0.0261600187819153</text:p>
              </table:table-cell>
              <table:table-cell office:value-type="float" office:value="0.499162679810778">
                <text:p>0.499162679810778</text:p>
              </table:table-cell>
              <table:table-cell office:value-type="float" office:value="2.1479083676185">
                <text:p>2.1479083676185</text:p>
              </table:table-cell>
              <table:table-cell office:value-type="float" office:value="4.2154960432951">
                <text:p>4.2154960432951</text:p>
              </table:table-cell>
            </table:table-row>
            <table:table-row>
              <table:table-cell office:value-type="float" office:value="4.78564600849654">
                <text:p>4.78564600849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6128695721287">
                <text:p>0.0366128695721287</text:p>
              </table:table-cell>
              <table:table-cell office:value-type="float" office:value="0.598614868878478">
                <text:p>0.598614868878478</text:p>
              </table:table-cell>
              <table:table-cell office:value-type="float" office:value="2.93265610873076">
                <text:p>2.93265610873076</text:p>
              </table:table-cell>
              <table:table-cell office:value-type="float" office:value="4.78564600849654">
                <text:p>4.78564600849654</text:p>
              </table:table-cell>
            </table:table-row>
            <table:table-row>
              <table:table-cell office:value-type="float" office:value="5.22601457097749">
                <text:p>5.22601457097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7998091096545">
                <text:p>0.0487998091096545</text:p>
              </table:table-cell>
              <table:table-cell office:value-type="float" office:value="0.697869483404497">
                <text:p>0.697869483404497</text:p>
              </table:table-cell>
              <table:table-cell office:value-type="float" office:value="3.79693356949117">
                <text:p>3.79693356949117</text:p>
              </table:table-cell>
              <table:table-cell office:value-type="float" office:value="5.22601457097749">
                <text:p>5.22601457097749</text:p>
              </table:table-cell>
            </table:table-row>
            <table:table-row>
              <table:table-cell office:value-type="float" office:value="5.52575834462159">
                <text:p>5.5257583446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7171251314701">
                <text:p>0.0627171251314701</text:p>
              </table:table-cell>
              <table:table-cell office:value-type="float" office:value="0.796896289445836">
                <text:p>0.796896289445836</text:p>
              </table:table-cell>
              <table:table-cell office:value-type="float" office:value="4.71945927111774">
                <text:p>4.71945927111774</text:p>
              </table:table-cell>
              <table:table-cell office:value-type="float" office:value="5.52575834462159">
                <text:p>5.52575834462159</text:p>
              </table:table-cell>
            </table:table-row>
            <table:table-row>
              <table:table-cell office:value-type="float" office:value="5.67749660848163">
                <text:p>5.67749660848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3605782846614">
                <text:p>0.0783605782846614</text:p>
              </table:table-cell>
              <table:table-cell office:value-type="float" office:value="0.895665122452225">
                <text:p>0.895665122452225</text:p>
              </table:table-cell>
              <table:table-cell office:value-type="float" office:value="5.67751746312945">
                <text:p>5.67751746312945</text:p>
              </table:table-cell>
              <table:table-cell office:value-type="float" office:value="5.67749660848163">
                <text:p>5.67749660848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57254034177723">
                <text:p>0.0957254034177723</text:p>
              </table:table-cell>
              <table:table-cell office:value-type="float" office:value="0.994145896454547">
                <text:p>0.994145896454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806311032316">
                <text:p>0.114806311032316</text:p>
              </table:table-cell>
              <table:table-cell office:value-type="float" office:value="1.09230861322932">
                <text:p>1.0923086132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5597488894012">
                <text:p>0.135597488894012</text:p>
              </table:table-cell>
              <table:table-cell office:value-type="float" office:value="1.19012337143648">
                <text:p>1.19012337143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092603803244">
                <text:p>0.158092603803244</text:p>
              </table:table-cell>
              <table:table-cell office:value-type="float" office:value="1.28756037572756">
                <text:p>1.28756037572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2284803524225">
                <text:p>0.182284803524225</text:p>
              </table:table-cell>
              <table:table-cell office:value-type="float" office:value="1.38458994582173">
                <text:p>1.3845899458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8166718872247">
                <text:p>0.208166718872247</text:p>
              </table:table-cell>
              <table:table-cell office:value-type="float" office:value="1.48118252554667">
                <text:p>1.48118252554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5730465958414">
                <text:p>0.235730465958414</text:p>
              </table:table-cell>
              <table:table-cell office:value-type="float" office:value="1.57730869184164">
                <text:p>1.57730869184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4967648591151">
                <text:p>0.264967648591151</text:p>
              </table:table-cell>
              <table:table-cell office:value-type="float" office:value="1.67293916372012">
                <text:p>1.6729391637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5869360833767">
                <text:p>0.295869360833767</text:p>
              </table:table-cell>
              <table:table-cell office:value-type="float" office:value="1.768044811189">
                <text:p>1.76804481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426189717294">
                <text:p>0.328426189717294</text:p>
              </table:table-cell>
              <table:table-cell office:value-type="float" office:value="1.86259666412192">
                <text:p>1.86259666412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2628218107769">
                <text:p>0.362628218107769</text:p>
              </table:table-cell>
              <table:table-cell office:value-type="float" office:value="1.95656592108385">
                <text:p>1.9565659210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8465027727091">
                <text:p>0.398465027727091</text:p>
              </table:table-cell>
              <table:table-cell office:value-type="float" office:value="2.04992395810428">
                <text:p>2.04992395810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925702326535">
                <text:p>0.435925702326535</text:p>
              </table:table-cell>
              <table:table-cell office:value-type="float" office:value="2.14264233739639">
                <text:p>2.14264233739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998831011947">
                <text:p>0.474998831011947</text:p>
              </table:table-cell>
              <table:table-cell office:value-type="float" office:value="2.23469281601944">
                <text:p>2.2346928160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5672511719619">
                <text:p>0.515672511719619</text:p>
              </table:table-cell>
              <table:table-cell office:value-type="float" office:value="2.32604735448191">
                <text:p>2.32604735448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934354841772">
                <text:p>0.557934354841772</text:p>
              </table:table-cell>
              <table:table-cell office:value-type="float" office:value="2.41667812528255">
                <text:p>2.41667812528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771487000558">
                <text:p>0.601771487000558</text:p>
              </table:table-cell>
              <table:table-cell office:value-type="float" office:value="2.50655752138696">
                <text:p>2.50655752138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170554969416">
                <text:p>0.647170554969416</text:p>
              </table:table-cell>
              <table:table-cell office:value-type="float" office:value="2.59565816463693">
                <text:p>2.59565816463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117729740599">
                <text:p>0.694117729740599</text:p>
              </table:table-cell>
              <table:table-cell office:value-type="float" office:value="2.68395291409013">
                <text:p>2.68395291409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2598710737626">
                <text:p>0.742598710737626</text:p>
              </table:table-cell>
              <table:table-cell office:value-type="float" office:value="2.7714148742875">
                <text:p>2.771414874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2598730171382">
                <text:p>0.792598730171382</text:p>
              </table:table-cell>
              <table:table-cell office:value-type="float" office:value="2.85801740344586">
                <text:p>2.85801740344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4102557538532">
                <text:p>0.844102557538532</text:p>
              </table:table-cell>
              <table:table-cell office:value-type="float" office:value="2.94373412157327">
                <text:p>2.94373412157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7094504260884">
                <text:p>0.897094504260884</text:p>
              </table:table-cell>
              <table:table-cell office:value-type="float" office:value="3.02853891850467">
                <text:p>3.02853891850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1558428464286">
                <text:p>0.951558428464286</text:p>
              </table:table-cell>
              <table:table-cell office:value-type="float" office:value="3.11240596185524">
                <text:p>3.11240596185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74777398956">
                <text:p>1.0074777398956</text:p>
              </table:table-cell>
              <table:table-cell office:value-type="float" office:value="3.19530970488924">
                <text:p>3.19530970488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483540497627">
                <text:p>1.06483540497627</text:p>
              </table:table-cell>
              <table:table-cell office:value-type="float" office:value="3.27722489430179">
                <text:p>3.27722489430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361395199089">
                <text:p>1.12361395199089</text:p>
              </table:table-cell>
              <table:table-cell office:value-type="float" office:value="3.35812657791128">
                <text:p>3.3581265779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37954764093">
                <text:p>1.1837954764093</text:p>
              </table:table-cell>
              <table:table-cell office:value-type="float" office:value="3.43799011226005">
                <text:p>3.43799011226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536164634045">
                <text:p>1.24536164634045</text:p>
              </table:table-cell>
              <table:table-cell office:value-type="float" office:value="3.51679117012102">
                <text:p>3.5167911701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82937081165">
                <text:p>1.3082937081165</text:p>
              </table:table-cell>
              <table:table-cell office:value-type="float" office:value="3.59450574790804">
                <text:p>3.59450574790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257249200538">
                <text:p>1.37257249200538</text:p>
              </table:table-cell>
              <table:table-cell office:value-type="float" office:value="3.67111017298759">
                <text:p>3.67111017298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3817841805003">
                <text:p>1.43817841805003</text:p>
              </table:table-cell>
              <table:table-cell office:value-type="float" office:value="3.74658111088969">
                <text:p>3.74658111088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0509150203273">
                <text:p>1.50509150203273</text:p>
              </table:table-cell>
              <table:table-cell office:value-type="float" office:value="3.82089557241586">
                <text:p>3.8208955724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329136156241">
                <text:p>1.57329136156241</text:p>
              </table:table-cell>
              <table:table-cell office:value-type="float" office:value="3.89403092064181">
                <text:p>3.89403092064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27572222834">
                <text:p>1.6427572222834</text:p>
              </table:table-cell>
              <table:table-cell office:value-type="float" office:value="3.9659648778129">
                <text:p>3.9659648778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346792420345">
                <text:p>1.71346792420345</text:p>
              </table:table-cell>
              <table:table-cell office:value-type="float" office:value="4.03667553213016">
                <text:p>4.0366755321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8540192813929">
                <text:p>1.78540192813929</text:p>
              </table:table-cell>
              <table:table-cell office:value-type="float" office:value="4.10614134442482">
                <text:p>4.1061413444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853732227772">
                <text:p>1.85853732227772</text:p>
              </table:table-cell>
              <table:table-cell office:value-type="float" office:value="4.1743411547194">
                <text:p>4.1743411547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28518288501">
                <text:p>1.9328518288501</text:p>
              </table:table-cell>
              <table:table-cell office:value-type="float" office:value="4.24125418867321">
                <text:p>4.24125418867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832281091843">
                <text:p>2.00832281091843</text:p>
              </table:table-cell>
              <table:table-cell office:value-type="float" office:value="4.30686006391043">
                <text:p>4.3068600639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8492727927077">
                <text:p>2.08492727927077</text:p>
              </table:table-cell>
              <table:table-cell office:value-type="float" office:value="4.3711387962288">
                <text:p>4.3711387962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264189942395">
                <text:p>2.16264189942395</text:p>
              </table:table-cell>
              <table:table-cell office:value-type="float" office:value="4.43407080568699">
                <text:p>4.4340708056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144299873157">
                <text:p>2.24144299873157</text:p>
              </table:table-cell>
              <table:table-cell office:value-type="float" office:value="4.49563692256885">
                <text:p>4.49563692256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2130657359483">
                <text:p>2.32130657359483</text:p>
              </table:table-cell>
              <table:table-cell office:value-type="float" office:value="4.55581839322271">
                <text:p>4.55581839322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0220829677432">
                <text:p>2.40220829677432</text:p>
              </table:table-cell>
              <table:table-cell office:value-type="float" office:value="4.61459688577389">
                <text:p>4.61459688577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8412352480032">
                <text:p>2.48412352480032</text:p>
              </table:table-cell>
              <table:table-cell office:value-type="float" office:value="4.67195449570882">
                <text:p>4.67195449570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6702730547947">
                <text:p>2.56702730547947</text:p>
              </table:table-cell>
              <table:table-cell office:value-type="float" office:value="4.7278737513289">
                <text:p>4.7278737513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5089438549541">
                <text:p>2.65089438549541</text:p>
              </table:table-cell>
              <table:table-cell office:value-type="float" office:value="4.78233761907257">
                <text:p>4.7823376190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3569921810124">
                <text:p>2.73569921810124</text:p>
              </table:table-cell>
              <table:table-cell office:value-type="float" office:value="4.83532950870388">
                <text:p>4.83532950870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2141597090127">
                <text:p>2.82141597090127</text:p>
              </table:table-cell>
              <table:table-cell office:value-type="float" office:value="4.88683327836609">
                <text:p>4.8868332783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801853371988">
                <text:p>2.90801853371988</text:p>
              </table:table-cell>
              <table:table-cell office:value-type="float" office:value="4.93683323949857">
                <text:p>4.93683323949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9548052655487">
                <text:p>2.99548052655487</text:p>
              </table:table-cell>
              <table:table-cell office:value-type="float" office:value="4.98531416161575">
                <text:p>4.9853141616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8377530761313">
                <text:p>3.08377530761313</text:p>
              </table:table-cell>
              <table:table-cell office:value-type="float" office:value="5.03226127694644">
                <text:p>5.0322612769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7287598142597">
                <text:p>3.17287598142597</text:p>
              </table:table-cell>
              <table:table-cell office:value-type="float" office:value="5.07766028493229">
                <text:p>5.0776602849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6275540704174">
                <text:p>3.26275540704174</text:p>
              </table:table-cell>
              <table:table-cell office:value-type="float" office:value="5.12149735658379">
                <text:p>5.12149735658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5338620629325">
                <text:p>3.35338620629325</text:p>
              </table:table-cell>
              <table:table-cell office:value-type="float" office:value="5.16375913869284">
                <text:p>5.16375913869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4474077213742">
                <text:p>3.44474077213742</text:p>
              </table:table-cell>
              <table:table-cell office:value-type="float" office:value="5.20443275790016">
                <text:p>5.2044327579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679127706469">
                <text:p>3.53679127706469</text:p>
              </table:table-cell>
              <table:table-cell office:value-type="float" office:value="5.24350582461671">
                <text:p>5.2435058246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950968157549">
                <text:p>3.62950968157549</text:p>
              </table:table-cell>
              <table:table-cell office:value-type="float" office:value="5.28096643679766">
                <text:p>5.28096643679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286774272142">
                <text:p>3.72286774272142</text:p>
              </table:table-cell>
              <table:table-cell office:value-type="float" office:value="5.31680318356787">
                <text:p>5.31680318356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1683702270831">
                <text:p>3.81683702270831</text:p>
              </table:table-cell>
              <table:table-cell office:value-type="float" office:value="5.35100514869775">
                <text:p>5.35100514869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138889755863">
                <text:p>3.91138889755863</text:p>
              </table:table-cell>
              <table:table-cell office:value-type="float" office:value="5.38356191392848">
                <text:p>5.3835619139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0649456583068">
                <text:p>4.00649456583068</text:p>
              </table:table-cell>
              <table:table-cell office:value-type="float" office:value="5.41446356214549">
                <text:p>5.41446356214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212505739175">
                <text:p>4.10212505739175</text:p>
              </table:table-cell>
              <table:table-cell office:value-type="float" office:value="5.44370068039929">
                <text:p>5.4437006803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825124224277">
                <text:p>4.19825124224277</text:p>
              </table:table-cell>
              <table:table-cell office:value-type="float" office:value="5.47126436277283">
                <text:p>5.47126436277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9484383939152">
                <text:p>4.29484383939152</text:p>
              </table:table-cell>
              <table:table-cell office:value-type="float" office:value="5.49714621309423">
                <text:p>5.49714621309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9187342577198">
                <text:p>4.39187342577198</text:p>
              </table:table-cell>
              <table:table-cell office:value-type="float" office:value="5.5213383474944">
                <text:p>5.5213383474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931044520687">
                <text:p>4.48931044520687</text:p>
              </table:table-cell>
              <table:table-cell office:value-type="float" office:value="5.54383339680854">
                <text:p>5.5438333968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8712521741072">
                <text:p>4.58712521741072</text:p>
              </table:table-cell>
              <table:table-cell office:value-type="float" office:value="5.56462450882084">
                <text:p>5.564624508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8528794703084">
                <text:p>4.68528794703084</text:p>
              </table:table-cell>
              <table:table-cell office:value-type="float" office:value="5.58370535035174">
                <text:p>5.58370535035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8376873272323">
                <text:p>4.78376873272323</text:p>
              </table:table-cell>
              <table:table-cell office:value-type="float" office:value="5.60107010918708">
                <text:p>5.60107010918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253757626085">
                <text:p>4.88253757626085</text:p>
              </table:table-cell>
              <table:table-cell office:value-type="float" office:value="5.61671349584859">
                <text:p>5.61671349584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156439167138">
                <text:p>4.98156439167138</text:p>
              </table:table-cell>
              <table:table-cell office:value-type="float" office:value="5.63063074520505">
                <text:p>5.63063074520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081901440168">
                <text:p>5.08081901440168</text:p>
              </table:table-cell>
              <table:table-cell office:value-type="float" office:value="5.64281761792386">
                <text:p>5.64281761792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8027121050627">
                <text:p>5.18027121050627</text:p>
              </table:table-cell>
              <table:table-cell office:value-type="float" office:value="5.65327040176235">
                <text:p>5.65327040176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7989068585683">
                <text:p>5.27989068585683</text:p>
              </table:table-cell>
              <table:table-cell office:value-type="float" office:value="5.66198591269858">
                <text:p>5.66198591269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7964709537012">
                <text:p>5.37964709537012</text:p>
              </table:table-cell>
              <table:table-cell office:value-type="float" office:value="5.6689614959012">
                <text:p>5.6689614959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795100522514">
                <text:p>5.4795100522514</text:p>
              </table:table-cell>
              <table:table-cell office:value-type="float" office:value="5.67419502653819">
                <text:p>5.67419502653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944913725053">
                <text:p>5.57944913725053</text:p>
              </table:table-cell>
              <table:table-cell office:value-type="float" office:value="5.67768491042403">
                <text:p>5.67768491042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7943390792799">
                <text:p>5.67943390792799</text:p>
              </table:table-cell>
              <table:table-cell office:value-type="float" office:value="5.6794300845054">
                <text:p>5.6794300845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943390792797">
                <text:p>5.77943390792797</text:p>
              </table:table-cell>
              <table:table-cell office:value-type="float" office:value="5.67943001718489">
                <text:p>5.67943001718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